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JetBrains Mono" svg:font-family="'JetBrains Mono'"/>
    <style:font-face style:name="Lato" svg:font-family="Lato, arial, sans-serif"/>
    <style:font-face style:name="Lohit Devanagari1" svg:font-family="'Lohit Devanagari'"/>
    <style:font-face style:name="FreeSerif" svg:font-family="FreeSerif"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style>
    <style:style style:name="T1" style:family="text">
      <style:text-properties fo:font-variant="normal" fo:text-transform="none" fo:color="#ffffff" style:font-name="Lato" fo:font-size="10.5pt" fo:letter-spacing="normal" fo:font-style="normal" fo:font-weight="normal"/>
    </style:style>
    <style:style style:name="T2" style:family="text">
      <style:text-properties fo:color="#000000" style:text-underline-style="none"/>
    </style:style>
    <style:style style:name="T3" style:family="text">
      <style:text-properties officeooo:rsid="005354ad"/>
    </style:style>
    <style:style style:name="T4" style:family="text">
      <style:text-properties style:font-name="Liberation Sans" fo:font-size="16.1000003814697pt" fo:font-weight="bold" officeooo:rsid="005354ad" style:font-name-asian="Noto Sans CJK SC" style:font-size-asian="16.1000003814697pt" style:font-weight-asian="bold" style:font-name-complex="Lohit Devanagari" style:font-size-complex="16.1000003814697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ristopher Griswold - 001164982</text:p>
      <text:h text:style-name="Heading_20_2" text:outline-level="2"><text:span text:style-name="T4"/></text:h>
      <text:h text:style-name="Heading_20_2" text:outline-level="2"><text:span text:style-name="T4">C950</text:span> — NHP2 TASK 1: WGUPS ROUTING PROGRAM</text:h>
      <text:p text:style-name="Standard"/>
      <text:p text:style-name="Standard">A. A simple yet effective Nearest Neighbor (Greedy algorithm) was chosen to deliver packages.</text:p>
      <text:p text:style-name="Standard"/>
      <text:p text:style-name="Standard">B. Algorithm Overview -</text:p>
      <text:p text:style-name="Standard">1. The main algorithm is divided into two parts, namely the truck loading phase and the package delivery phase. During the execution of the main.load_truck() method packages are selected from the list of available packages and loaded onto the truck with a preference for keeping packages destined for the same geographical area or “zone” together. Packages addressed to locations that are in different zones are only loaded together when no more priority packages remain in the delivery list or as required by a package’s special-notes. For example, in the given scenario, there exists a set of 6 packages that are required to be delivered together even though they are going to opposite sides of the city. A package’s priority is determined by its delivery deadline. Any package that has a deadline earlier than end-of-day is considered high priority.</text:p>
      <text:p text:style-name="Standard"/>
      <text:p text:style-name="Standard">In essence, the packages have been presorted according to their priority(deadline) and the load_truck method loads the package with the highest priority that is currently available for delivery. It then loads all other available packages that are going to the same zone as the highest priority package. Actual route planning and delivery happens within the truck’s deliver_package() method.</text:p>
      <text:p text:style-name="Standard"/>
      <text:p text:style-name="Standard">In the second part of the algorithm located in the structures.Truck.deliver_package() method, a much simpler process is at work. It simply selects the package with the address nearest to the trucks current location, travels to that location and delivers the package. This method is called once for every package on board. For a more robust implementation, the algorithm would continue to prioritize by nearest delivery location but would ensure that said delivery will not cause a priority package to be late. However, for our purposes, this is not necessary given that all packages on board are guaranteed by the load_truck method to be within a very short geographic distance to the highest priority package on board. As shown in the program output all priority packages are delivered long before their deadlines.</text:p>
      <text:p text:style-name="Standard"/>
      <text:p text:style-name="Standard">Pseudo code</text:p>
      <text:p text:style-name="Standard"/>
      <text:p text:style-name="Standard">def load_truck(truck, packages):</text:p>
      <text:p text:style-name="Standard"><text:s text:c="4"/>zone = “”</text:p>
      <text:p text:style-name="Standard"><text:s text:c="4"/>while there are still packages in the list:</text:p>
      <text:p text:style-name="Standard"><text:s text:c="8"/>if all the packages have been checked</text:p>
      <text:p text:style-name="Standard"><text:tab/><text:tab/>and the only packages remaining are low priority:</text:p>
      <text:p text:style-name="Standard"><text:s text:c="16"/>clear the current zone setting and recheck the remaining packages</text:p>
      <text:p text:style-name="Standard"><text:s text:c="8"/>if truck is full:</text:p>
      <text:p text:style-name="Standard"><text:s text:c="12"/>break out of the loop</text:p>
      <text:p text:style-name="Standard"><text:s text:c="8"/>else:</text:p>
      <text:p text:style-name="Standard"><text:tab/><text:tab/>if the current package is a member of a set and all the packages of the</text:p>
      <text:p text:style-name="Standard"><text:tab/><text:tab/><text:tab/>set will fit on the truck:</text:p>
      <text:p text:style-name="Standard"><text:tab/><text:tab/><text:tab/><text:tab/>add them all and continue to the next loop iteration</text:p>
      <text:p text:style-name="Standard"><text:s text:c="12"/>if package is restricted to a certain truck:</text:p>
      <text:p text:style-name="Standard"><text:soft-page-break/><text:tab/><text:tab/><text:tab/>if this is the correct truck and unless this truck is set to go to a different zone: <text:tab/><text:tab/><text:tab/><text:tab/>load package and continue to the next loop iteration</text:p>
      <text:p text:style-name="Standard"><text:s text:c="12"/>if package was delayed but is now available to be loaded:</text:p>
      <text:p text:style-name="Standard"><text:tab/><text:tab/><text:tab/>unless this truck is set to go to a different zone: </text:p>
      <text:p text:style-name="Standard"><text:tab/><text:tab/><text:tab/><text:tab/>load package and continue to the next loop iteration</text:p>
      <text:p text:style-name="Standard"><text:s text:c="12"/>if package is going to the same zone as the other packages on the truck:</text:p>
      <text:p text:style-name="Standard"><text:tab/><text:tab/><text:tab/>load package and continue to the next loop iteration</text:p>
      <text:p text:style-name="Standard"/>
      <text:p text:style-name="Standard"><text:s text:c="4"/>def deliver_package():</text:p>
      <text:p text:style-name="Standard"><text:s text:c="8"/>if there are no more packages to deliver:</text:p>
      <text:p text:style-name="Standard"><text:s text:c="12"/>return</text:p>
      <text:p text:style-name="Standard"><text:s text:c="8"/>while there are still packages to check:</text:p>
      <text:p text:style-name="Standard"><text:tab/><text:tab/>select package with nearest address</text:p>
      <text:p text:style-name="Standard"><text:s text:c="8"/>if we cant make it to that address before the simulated current time:</text:p>
      <text:p text:style-name="Standard"><text:tab/><text:tab/>cancel and return</text:p>
      <text:p text:style-name="Standard"/>
      <text:p text:style-name="Standard"/>
      <text:p text:style-name="Standard">2. PyCharm Community Edition 2020.3 with Python 3.8.5 running on a 64-bit distribution of Ubuntu 20.04.2 LTS was used in the development of this program.</text:p>
      <text:p text:style-name="Standard"/>
      <text:p text:style-name="Standard">3. Comments containing time/space complexity analyses are provided for all relevant blocks of code throughout the program. Overall, the program is dominated by the running time of the hash table’s sort_keys function which is a selection sort implementation and performs in quadratic O(n^2) time. Auxiliary space complexity is on the order of O(n) as multiple hash tables are created to pass around the packages between the hub and the trucks.</text:p>
      <text:p text:style-name="Standard"/>
      <text:p text:style-name="Standard">4. As stated in the comments, if the program was required to work with millions of packages the hash table’s sort_key function should be swapped out for a faster sorting algorithm such as merge-sort or quick-sort. However, the provided implementation should work well, even for shipping hubs capable of processing many thousands of packages per day.</text:p>
      <text:p text:style-name="Standard"/>
      <text:p text:style-name="Standard">5. The software has been made efficient and easy to maintain by breaking it up into coherent and manageable chunks that compartmentalize its functionality. Detailed comments for every major code block also help document the code and make it easier for maintainers and any future contributors to understand the flow of the program. Pulling out the data members that are relevant only to a specific hub and putting them in a standalone file (local.py) also provides for a simple and efficient means of migrating the program to other WGUPS hubs.</text:p>
      <text:p text:style-name="Standard"/>
      <text:p text:style-name="Standard">6. The hash table data structure as implemented in this program is overkill I believe. Although we could have done without it, the hash table certainly has its place and this was a great opportunity to become more familiar with it. It does keep the time complexity down by providing efficient inserting and removing operations and along with it’s ever useful main function of storing data in key-value pairs it is very powerful and adds immense functionality and flexibility to a program. It is, however, more work to implement and its extra functionality does come at the cost of an increased memory footprint.</text:p>
      <text:p text:style-name="Standard"/>
      <text:p text:style-name="Standard">D. A hash table was used with the Nearest Neighbor algorithm to store all package data.</text:p>
      <text:p text:style-name="Standard">1. All packages have a single unique identifiable feature (package_id) that provides a great means of referencing and keeping track of individual packages. Using this package_id as the key and the <text:soft-page-break/>remaining package information as the value of a key-value pair, our hash table is able to efficiently store and retrieve any number of packages and all of its data.</text:p>
      <text:p text:style-name="Standard"/>
      <text:p text:style-name="Standard">E. The implemented hash table is located in the structures.py source file.</text:p>
      <text:p text:style-name="Standard"/>
      <text:p text:style-name="Standard">F. A lookup function (find) is provided within the hash table class to fetch, via key, a hash table entry.</text:p>
      <text:p text:style-name="Standard"/>
      <text:p text:style-name="Standard">G. Screenshots detailing the status of all packages at various times throughout the program’s execution are located in the root/Screenshots/ directory.</text:p>
      <text:p text:style-name="Standard">1. WGUPS_8-55.png</text:p>
      <text:p text:style-name="Standard">2. WGUPS_10-10.png</text:p>
      <text:p text:style-name="Standard">3. WGUPS_12-30.png</text:p>
      <text:p text:style-name="Standard"/>
      <text:p text:style-name="Standard">H. Screenshots demonstrating the program’s successful completion, total miles driven for all trucks and error/warning free execution are located in the root/Screenshots/ directory. An image corresponding to each python source file is provided.</text:p>
      <text:p text:style-name="Standard">1. WGUPS_main.png</text:p>
      <text:p text:style-name="Standard">2. WGUPS_structures.png</text:p>
      <text:p text:style-name="Standard">3. WGUPS_dataloader.png</text:p>
      <text:p text:style-name="Standard">4. WGUPS_local.png</text:p>
      <text:p text:style-name="Standard"/>
      <text:p text:style-name="Standard">I. The Nearest Neighbor algorithm is a great fit for the (TSP) problem and this scenario in particular.</text:p>
      <text:p text:style-name="Standard">1.Not only is this Greedy algorithm simple and easy to code and maintain but it also produces a good result while using very few resources; It is fast and takes very little memory to perform its function.</text:p>
      <text:p text:style-name="Standard"/>
      <text:p text:style-name="Standard">2.This algorithm easily meets all the requirements in the scenario as demonstrated in the provided screenshots.</text:p>
      <text:p text:style-name="Standard"/>
      <text:p text:style-name="Standard">3.Two other algorithms that would have worked well for this problem are “Branch and Bound” with heuristics and “Christofide’s Algorithm”</text:p>
      <text:p text:style-name="Standard">a. Using a heuristic Branch and Bound algorithm would likely find a solution that is closer to optimal by exploring more permutations. A typical Branch and Bound would find an optimal solution but it would be far too slow. Using heuristic techniques to avoid an exhaustive search and eliminate the majority of internal nodes in the generated tree structure would certainly prove superior to the Nearest Neighbor algorithm.[1]</text:p>
      <text:p text:style-name="Standard">b. Christofide’s Algorithm is the best polynomial time approximation algorithm that is currently known. It essentially eliminates edges with disproportionately high weights (in our case direct routes between delivery locations) by generating a minimum spanning tree, reconnects the lowest weight edges required to ensure that all nodes have a path to at least 2 other nodes and then uses a technique called short-cutting to reroute nodes, such that all nodes connect to exactly 2 other nodes, resulting in a single cyclic route.[2]</text:p>
      <text:p text:style-name="Standard"/>
      <text:p text:style-name="Standard">J. If I had to do this project again I would have implemented the hash table first thing as opposed to trying to force it in once the program was nearly done. I would have also opted for a more advanced solution to the problem and try to get the distance traveled down to under 100 miles.</text:p>
      <text:p text:style-name="Standard"/>
      <text:p text:style-name="Standard">K. Hash table justification</text:p>
      <text:p text:style-name="Standard">1. The hash table used in the solution meets all requirements in the scenario.</text:p>
      <text:p text:style-name="Standard"><text:soft-page-break/>a. Although the hash table implements collision handling via chaining it is not actually utilized in the program as the provided hash function generates unique indexes for all packages. Thus, accessing the table via the lookup function is a simple list access which is performed in constant O(1) time.</text:p>
      <text:p text:style-name="Standard">b. The space used by the hash table is proportional to the number of packages.</text:p>
      <text:p text:style-name="Standard">c. The look-up time and space usage would not be affected by changes to the number of trucks or cities as the lookup time is constant and the space required is dependent on the number of packages not the number of cities.</text:p>
      <text:p text:style-name="Standard"/>
      <text:p text:style-name="Standard">2. A simple array or list of package objects would suffice to hold package data.</text:p>
      <text:p text:style-name="Standard">a. A primitive array is not resize-able and offers little more than indexing functionality so it would be limited in that regard.</text:p>
      <text:p text:style-name="Standard">b. A python list would work well in this scenario as my implementation relies heavily on having the packages in a sorted order, which python lists offer by default.</text:p>
      <text:p text:style-name="Standard"/>
      <text:p text:style-name="Standard">L. Sources</text:p>
      <text:p text:style-name="Standard"/>
      <text:p text:style-name="Standard">[1] - <text:a xlink:type="simple" xlink:href="https://www.math.cmu.edu/~bkell/21257-2014f/tsp.pdf" text:style-name="Internet_20_link" text:visited-style-name="Visited_20_Internet_20_Link"><text:span text:style-name="T2">https://www.math.cmu.edu/~bkell/21257-2014f/tsp.pdf</text:span></text:a></text:p>
      <text:p text:style-name="Standard"/>
      <text:p text:style-name="Standard">[2] - https://en.wikipedia.org/wiki/Christofides_algorithm#examp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JetBrains Mono" svg:font-family="'JetBrains Mono'"/>
    <style:font-face style:name="Lato" svg:font-family="Lato, arial, sans-serif"/>
    <style:font-face style:name="Lohit Devanagari1" svg:font-family="'Lohit Devanagari'"/>
    <style:font-face style:name="FreeSerif" svg:font-family="FreeSerif"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5T16:58:48.207256742</meta:creation-date>
    <dc:date>2021-02-16T02:38:02.148463706</dc:date>
    <meta:editing-duration>PT2H29M43S</meta:editing-duration>
    <meta:editing-cycles>25</meta:editing-cycles>
    <meta:generator>LibreOffice/6.4.6.2$Linux_X86_64 LibreOffice_project/40$Build-2</meta:generator>
    <meta:document-statistic meta:table-count="0" meta:image-count="0" meta:object-count="0" meta:page-count="4" meta:paragraph-count="70" meta:word-count="1584" meta:character-count="9810" meta:non-whitespace-character-count="8126"/>
  </office:meta>
</office:document-meta>
</file>